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3.47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_5f_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_5f_-outline1">
      <style:graphic-properties fo:min-height="8.884cm" loext:decorative="false"/>
      <style:paragraph-properties style:writing-mode="lr-tb"/>
    </style:style>
    <style:style style:name="pr8" style:family="presentation" style:parent-style-name="One_20_Column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5cm" svg:height="5.209cm" svg:x="0.4cm" svg:y="7.835cm" presentation:class="title" presentation:user-transformed="true">
          <draw:text-box>
            <text:p text:style-name="P1">Chapter 9 – Principles of Security Models, Design, and Capabilities Part 1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Shared Responsibility</text:p>
          </draw:text-box>
        </draw:frame>
        <draw:frame presentation:style-name="pr4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What is it? </text:p>
              </text:list-item>
              <text:list-item>
                <text:p>Off-The-Shelf Solutions</text:p>
              </text:list-item>
              <text:list-item>
                <text:p>Automated Indicator Sharing (AIS)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ata Localization and Sovereignt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Data localization refers to storing and processing data within a specific country or region’s physical borders</text:p>
              </text:list-item>
              <text:list-item>
                <text:p>Data sovereignty refers to the concept <text:s/>that digital data is subject to the laws and regulation of the country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ssess and Mitigate Vulnerabilitie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Security Architecture</text:p>
              </text:list-item>
              <text:list-item>
                <text:p>Computer Architecture</text:p>
              </text:list-item>
              <text:list-item>
                <text:p>Mixing the two together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Hardware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What is it?</text:p>
              </text:list-item>
              <text:list-item>
                <text:p>Processor aka CPU</text:p>
                <text:list>
                  <text:list-item>
                    <text:p>Multitasking</text:p>
                  </text:list-item>
                  <text:list-item>
                    <text:p>Multicore</text:p>
                  </text:list-item>
                  <text:list-item>
                    <text:p>Multiprocessing</text:p>
                  </text:list-item>
                  <text:list-item>
                    <text:p>Multiprogramming</text:p>
                  </text:list-item>
                  <text:list-item>
                    <text:p>Multithreading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Hardware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Protection Mechanisms</text:p>
                <text:list>
                  <text:list-item>
                    <text:p>Protection Rings</text:p>
                  </text:list-item>
                  <text:list-item>
                    <text:p>Process States</text:p>
                    <text:list>
                      <text:list-item>
                        <text:p>Ready, Running, Waiting, Supervisory, Stopp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Hardware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Memory, what is it? </text:p>
              </text:list-item>
              <text:list-item>
                <text:p>Read-Only Memory (ROM)</text:p>
                <text:list>
                  <text:list-item>
                    <text:p>Programmable Read-Only Memory (PROM)</text:p>
                  </text:list-item>
                  <text:list-item>
                    <text:p>Erasable Programmable Read-Only Memory (EPROM)</text:p>
                  </text:list-item>
                  <text:list-item>
                    <text:p>Electronically Erasable Programmable Read-Only Memory (EEPROM)</text:p>
                  </text:list-item>
                  <text:list-item>
                    <text:p>Flash Memory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Hardware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Random Access Memory (RAM)</text:p>
                <text:list>
                  <text:list-item>
                    <text:p>Real Memory</text:p>
                  </text:list-item>
                  <text:list-item>
                    <text:p>Cache RAM</text:p>
                  </text:list-item>
                </text:list>
              </text:list-item>
              <text:list-item>
                <text:p text:style-name="P3">Register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Hardware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Memory Addressing</text:p>
                <text:list>
                  <text:list-item>
                    <text:p>Register Addressing</text:p>
                  </text:list-item>
                  <text:list-item>
                    <text:p>Immediate Addressing</text:p>
                  </text:list-item>
                  <text:list-item>
                    <text:p>Direct Addressing</text:p>
                  </text:list-item>
                  <text:list-item>
                    <text:p>Indirect Addressing </text:p>
                  </text:list-item>
                  <text:list-item>
                    <text:p>Base+Offset Addressing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Hardware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Secondary Memory</text:p>
              </text:list-item>
              <text:list-item>
                <text:p>Data Storage Memory</text:p>
                <text:list>
                  <text:list-item>
                    <text:p>Primary vs Secondary</text:p>
                  </text:list-item>
                  <text:list-item>
                    <text:p>Volatile vs Nonvolatile</text:p>
                  </text:list-item>
                  <text:list-item>
                    <text:p>Random vs Sequential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Hardware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Memory Security Issues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Hardware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Memory Security Issues?</text:p>
                <text:list>
                  <text:list-item>
                    <text:p>This is where you data is</text:p>
                  </text:list-item>
                  <text:list-item>
                    <text:p>Data remanence</text:p>
                  </text:list-item>
                  <text:list-item>
                    <text:p>Only solution: sanitizing or destroy it beyond repair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Hardware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Emanation Security</text:p>
              </text:list-item>
              <text:list-item>
                <text:p>TEMPEST (Telecommunications Electronics Material Protected from Emanating Spurious Transmissions)</text:p>
              </text:list-item>
              <text:list-item>
                <text:p>Faraday Cage, White Noise, Control Zone, Shielding Cabl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nput and Output Device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Monitors</text:p>
              </text:list-item>
              <text:list-item>
                <text:p>Printers</text:p>
              </text:list-item>
              <text:list-item>
                <text:p>Keyboards/Mice</text:p>
              </text:list-item>
              <text:list-item>
                <text:p>Etc.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Firmware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Software stored in ROM or an EEPROM chip</text:p>
              </text:list-item>
              <text:list-item>
                <text:p>BIOS</text:p>
              </text:list-item>
              <text:list-item>
                <text:p>UEFI</text:p>
                <text:list>
                  <text:list-item>
                    <text:p>Secure Boot</text:p>
                  </text:list-item>
                  <text:list-item>
                    <text:p>Measured Boot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lient Based System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Mobile Code </text:p>
                <text:list>
                  <text:list-item>
                    <text:p>Applets: Code objects sent from a server to a client to perform some action</text:p>
                  </text:list-item>
                  <text:list-item>
                    <text:p>Java Applets or ActiveX Applets</text:p>
                  </text:list-item>
                  <text:list-item>
                    <text:p>Applets are not supported anymore</text:p>
                  </text:list-item>
                  <text:list-item>
                    <text:p>JavaScript is more widely used today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lient Based System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Local Caches</text:p>
                <text:list>
                  <text:list-item>
                    <text:p>Temporary Internet Files</text:p>
                  </text:list-item>
                  <text:list-item>
                    <text:p>Any issues?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erver Based System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Data Flow Control</text:p>
              </text:list-item>
              <text:list-item>
                <text:p>Load Balancer</text:p>
              </text:list-item>
              <text:list-item>
                <text:p>DoS/DDoS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Other Computing System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Parallel Computing</text:p>
                <text:list>
                  <text:list-item>
                    <text:p>Symmetric multiprocessing</text:p>
                  </text:list-item>
                  <text:list-item>
                    <text:p>Asymmetric multiprocessing</text:p>
                  </text:list-item>
                  <text:list-item>
                    <text:p>Massive parallel processing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Other Computing System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Grid Computing</text:p>
                <text:list>
                  <text:list-item>
                    <text:p>Used in many volunteer efforts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Other Computing System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Peer-to-Peer (P2P)</text:p>
                <text:list>
                  <text:list-item>
                    <text:p>Similar to Grid except there is no central management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ndustrial Control Systems (ICS)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OT</text:p>
              </text:list-item>
              <text:list-item>
                <text:p>Programmable Logic Controllers (PLC)</text:p>
              </text:list-item>
              <text:list-item>
                <text:p>Distributed Control Systems (DCS)</text:p>
              </text:list-item>
              <text:list-item>
                <text:p>Supervisory Control and Data Acquisition (SCADA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Other Computing System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Distributed Systems</text:p>
              </text:list-item>
              <text:list-item>
                <text:p>High-Performance Computing (HPC)</text:p>
              </text:list-item>
              <text:list-item>
                <text:p>Real-Time Operating Systems (RTOS)</text:p>
              </text:list-item>
              <text:list-item>
                <text:p>Internet of Things (IoT)</text:p>
              </text:list-item>
              <text:list-item>
                <text:p>Edge and Fog Computing</text:p>
              </text:list-item>
              <text:list-item>
                <text:p>Embedded Devices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3:35:58.058779995</meta:creation-date>
    <meta:editing-duration>PT2H45M20S</meta:editing-duration>
    <meta:editing-cycles>28</meta:editing-cycles>
    <meta:generator>LibreOffice/24.2.7.2$Linux_X86_64 LibreOffice_project/420$Build-2</meta:generator>
    <dc:title>Portfolio</dc:title>
    <dc:date>2026-03-03T22:58:17.887558235</dc:date>
    <meta:document-statistic meta:object-count="164"/>
  </office:meta>
</office:document-meta>
</file>